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6-07T15:26:23</dc:date>
    <dc:creator>tokai </dc:creator>
    <meta:editing-duration>PT2M17S</meta:editing-duration>
    <meta:editing-cycles>14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0627905195293136">
                <text:p>0.0627905195293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425779291565074">
                <text:p>-0.4257792915650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0627905195293125">
                <text:p>0.0627905195293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0627905195293119">
                <text:p>0.06279051952931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42577929156507">
                <text:p>-0.425779291565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92977648588825">
                <text:p>-0.929776485888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187381314585721">
                <text:p>-0.187381314585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968583161128632">
                <text:p>0.9685831611286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728968627421414">
                <text:p>0.7289686274214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637423989748686">
                <text:p>-0.6374239897486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425779291565075">
                <text:p>-0.4257792915650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0627905195293156">
                <text:p>0.06279051952931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876306680043862">
                <text:p>0.8763066800438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876306680043865">
                <text:p>0.8763066800438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535826794978995">
                <text:p>0.5358267949789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0627905195293141">
                <text:p>0.06279051952931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425779291565076">
                <text:p>-0.4257792915650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929776485888253">
                <text:p>-0.9297764858882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187381314585728">
                <text:p>-0.1873813145857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968583161128632">
                <text:p>0.968583161128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728968627421409">
                <text:p>0.7289686274214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187381314585729">
                <text:p>-0.1873813145857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637423989748691">
                <text:p>-0.6374239897486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929776485888254">
                <text:p>-0.9297764858882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992114701314477">
                <text:p>-0.9921147013144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425779291565075">
                <text:p>-0.4257792915650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0627905195293151">
                <text:p>0.06279051952931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876306680043865">
                <text:p>0.8763066800438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876306680043865">
                <text:p>0.8763066800438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535826794978995">
                <text:p>0.5358267949789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0627905195293146">
                <text:p>0.06279051952931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425779291565075">
                <text:p>-0.4257792915650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637423989748691">
                <text:p>-0.6374239897486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187381314585729">
                <text:p>-0.1873813145857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187381314585729">
                <text:p>-0.1873813145857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637423989748691">
                <text:p>-0.6374239897486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929776485888253">
                <text:p>-0.9297764858882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425779291565075">
                <text:p>-0.4257792915650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0627905195293146">
                <text:p>0.06279051952931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535826794978995">
                <text:p>0.5358267949789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876306680043865">
                <text:p>0.8763066800438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